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3d65"/>
    </style:style>
    <style:style style:name="P2" style:family="paragraph" style:parent-style-name="Standard">
      <style:text-properties officeooo:rsid="0016ec03" officeooo:paragraph-rsid="0016ec03"/>
    </style:style>
    <style:style style:name="P3" style:family="paragraph" style:parent-style-name="Standard" style:list-style-name="L1">
      <style:text-properties officeooo:rsid="0016ec03" officeooo:paragraph-rsid="0016ec03"/>
    </style:style>
    <style:style style:name="P4" style:family="paragraph" style:parent-style-name="Standard" style:list-style-name="L1">
      <style:text-properties fo:font-variant="normal" fo:text-transform="none" fo:color="#000000" style:font-name="Helvetica Neue" fo:font-size="10.5pt" fo:letter-spacing="normal" fo:font-style="normal" fo:font-weight="normal" officeooo:rsid="00173a96" officeooo:paragraph-rsid="00173a96" style:font-weight-asian="normal" style:font-weight-complex="normal"/>
    </style:style>
    <style:style style:name="P5" style:family="paragraph" style:parent-style-name="Standard" style:list-style-name="L3">
      <style:text-properties fo:font-variant="normal" fo:text-transform="none" fo:color="#000000" style:font-name="Helvetica Neue" fo:font-size="10.5pt" fo:letter-spacing="normal" fo:font-style="normal" fo:font-weight="normal" officeooo:rsid="00173a96" officeooo:paragraph-rsid="00173a96" style:font-weight-asian="normal" style:font-weight-complex="normal"/>
    </style:style>
    <style:style style:name="P6" style:family="paragraph" style:parent-style-name="Standard" style:list-style-name="L4">
      <style:text-properties fo:font-variant="normal" fo:text-transform="none" fo:color="#000000" style:font-name="Helvetica Neue" fo:font-size="10.5pt" fo:letter-spacing="normal" fo:font-style="normal" fo:font-weight="normal" officeooo:rsid="0018810f" officeooo:paragraph-rsid="0018810f" style:font-weight-asian="normal" style:font-weight-complex="normal"/>
    </style:style>
    <style:style style:name="P7" style:family="paragraph" style:parent-style-name="Standard" style:list-style-name="L5">
      <style:text-properties fo:font-variant="normal" fo:text-transform="none" fo:color="#000000" style:font-name="Helvetica Neue" fo:font-size="10.5pt" fo:letter-spacing="normal" fo:font-style="normal" fo:font-weight="normal" officeooo:rsid="0018810f" officeooo:paragraph-rsid="0018810f" style:font-weight-asian="normal" style:font-weight-complex="normal"/>
    </style:style>
    <style:style style:name="P8" style:family="paragraph" style:parent-style-name="Standard" style:list-style-name="L5">
      <style:text-properties fo:font-variant="normal" fo:text-transform="none" fo:color="#000000" style:font-name="Helvetica Neue" fo:font-size="10.5pt" fo:letter-spacing="normal" fo:font-style="normal" fo:font-weight="normal" officeooo:rsid="001a47bc" officeooo:paragraph-rsid="001a47bc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a47bc" officeooo:paragraph-rsid="001a47bc" style:font-weight-asian="normal" style:font-weight-complex="normal"/>
    </style:style>
    <style:style style:name="P10" style:family="paragraph" style:parent-style-name="Standard" style:list-style-name="L1">
      <style:text-properties fo:font-variant="normal" fo:text-transform="none" fo:color="#000000" style:font-name="Helvetica Neue" fo:font-size="10.5pt" fo:letter-spacing="normal" fo:font-style="normal" fo:font-weight="normal" officeooo:paragraph-rsid="0016ec03"/>
    </style:style>
    <style:style style:name="P11" style:family="paragraph" style:parent-style-name="Standard">
      <style:text-properties fo:font-variant="normal" fo:text-transform="none" fo:color="#000000" style:font-name="Helvetica Neue" fo:font-size="10.5pt" fo:letter-spacing="normal" fo:font-style="normal" style:text-underline-style="solid" style:text-underline-width="auto" style:text-underline-color="font-color" fo:font-weight="normal" officeooo:rsid="00173a96" officeooo:paragraph-rsid="00173a96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Helvetica Neue" fo:font-size="10.5pt" fo:letter-spacing="normal" fo:font-style="normal" style:text-underline-style="solid" style:text-underline-width="auto" style:text-underline-color="font-color" fo:font-weight="normal" officeooo:rsid="0018810f" officeooo:paragraph-rsid="0018810f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Helvetica Neue" fo:font-size="10.5pt" fo:letter-spacing="normal" fo:font-style="normal" style:text-underline-style="solid" style:text-underline-width="auto" style:text-underline-color="font-color" fo:font-weight="normal" officeooo:rsid="001a47bc" officeooo:paragraph-rsid="001a47bc" style:font-weight-asian="normal" style:font-weight-complex="normal"/>
    </style:style>
    <style:style style:name="P14" style:family="paragraph" style:parent-style-name="Standard" style:list-style-name="L6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a47bc" officeooo:paragraph-rsid="001a47bc" style:font-weight-asian="normal" style:font-weight-complex="normal"/>
    </style:style>
    <style:style style:name="P15" style:family="paragraph" style:parent-style-name="Standard" style:list-style-name="L6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ba061" officeooo:paragraph-rsid="001ba061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officeooo:rsid="00173a96" officeooo:paragraph-rsid="00173a96"/>
    </style:style>
    <style:style style:name="T1" style:family="text">
      <style:text-properties officeooo:rsid="00153d65"/>
    </style:style>
    <style:style style:name="T2" style:family="text">
      <style:text-properties officeooo:rsid="00173a96"/>
    </style:style>
    <style:style style:name="T3" style:family="text">
      <style:text-properties fo:color="#444444" fo:font-weight="bold" style:font-weight-asian="bold" style:font-weight-complex="bold"/>
    </style:style>
    <style:style style:name="T4" style:family="text">
      <style:text-properties officeooo:rsid="0016ec03" style:font-weight-asian="normal" style:font-weight-complex="normal"/>
    </style:style>
    <style:style style:name="T5" style:family="text">
      <style:text-properties officeooo:rsid="00173a96" style:font-weight-asian="normal" style:font-weight-complex="normal"/>
    </style:style>
    <style:style style:name="T6" style:family="text">
      <style:text-properties officeooo:rsid="001daef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gin AWS Account -&gt; </text:span><text:a xlink:type="simple" xlink:href="https://aws.amazon.com/education/awseducate/" text:style-name="Internet_20_link" text:visited-style-name="Visited_20_Internet_20_Link">https://aws.amazon.com/education/awseducate/</text:a></text:p>
      <text:p text:style-name="P2"><text:span text:style-name="T6">G</text:span>o to AWS Account in Menu</text:p>
      <text:p text:style-name="P2">click AWS Educate Starter Account</text:p>
      <text:p text:style-name="P2">click AWS Console</text:p>
      <text:p text:style-name="P2"/>
      <text:p text:style-name="P2"/>
      <text:p text:style-name="P2">1) Configure and launch an EC2 Linux Instance with VPC, Subnet, Internet Gateway,</text:p>
      <text:p text:style-name="P2">Security group.</text:p>
      <text:p text:style-name="P2"/>
      <text:p text:style-name="P16">Create VPC</text:p>
      <text:list xml:id="list1796383353" text:style-name="L1">
        <text:list-item>
          <text:p text:style-name="P3">AWS Dashboard -&gt; Services -&gt; VPC</text:p>
        </text:list-item>
        <text:list-item>
          <text:p text:style-name="P3">Click VPC’s</text:p>
        </text:list-item>
        <text:list-item>
          <text:p text:style-name="P3">Create VPC</text:p>
        </text:list-item>
        <text:list-item>
          <text:p text:style-name="P3">Provice <text:span text:style-name="T2">Tag Name </text:span></text:p>
        </text:list-item>
        <text:list-item>
          <text:p text:style-name="P10"><text:span text:style-name="T4">IPv4 CIDR block </text:span><text:span text:style-name="T5">as </text:span><text:span text:style-name="T3">10.0.0.0/16 </text:span></text:p>
        </text:list-item>
        <text:list-item>
          <text:p text:style-name="P4">click Create -&gt; Close</text:p>
          <text:p text:style-name="P4"/>
        </text:list-item>
      </text:list>
      <text:p text:style-name="P11">Create Subnet</text:p>
      <text:list xml:id="list2987033812" text:style-name="L3">
        <text:list-item>
          <text:p text:style-name="P5">Click Subnets in Left Panel</text:p>
        </text:list-item>
        <text:list-item>
          <text:p text:style-name="P5">Click Create Subnet</text:p>
        </text:list-item>
        <text:list-item>
          <text:p text:style-name="P5">Provide Tag Name</text:p>
        </text:list-item>
        <text:list-item>
          <text:p text:style-name="P5">Select VPC that you created in previous step</text:p>
        </text:list-item>
        <text:list-item>
          <text:p text:style-name="P5">copy the ICDR Address</text:p>
        </text:list-item>
        <text:list-item>
          <text:p text:style-name="P5">select the avalibility zone any</text:p>
        </text:list-item>
        <text:list-item>
          <text:p text:style-name="P5">paste the ICDR Address in the Ipv4 ICDR Block</text:p>
        </text:list-item>
        <text:list-item>
          <text:p text:style-name="P5">Click Create</text:p>
        </text:list-item>
        <text:list-item>
          <text:p text:style-name="P5">Select the Subnet and Scroll to Left</text:p>
        </text:list-item>
        <text:list-item>
          <text:p text:style-name="P5">In the Auto Assign Public IP Address Right Click on it.</text:p>
        </text:list-item>
        <text:list-item>
          <text:p text:style-name="P5">Click Modify Auto Assign IP Setting</text:p>
        </text:list-item>
        <text:list-item>
          <text:p text:style-name="P5">Enable Auto Assign IPV4 then Click Save</text:p>
          <text:p text:style-name="P5"/>
        </text:list-item>
      </text:list>
      <text:p text:style-name="P12">Creating Internet Gateway</text:p>
      <text:list xml:id="list2150886342" text:style-name="L4">
        <text:list-item>
          <text:p text:style-name="P6">go to Internet Gateways in Left Panel</text:p>
        </text:list-item>
        <text:list-item>
          <text:p text:style-name="P6">click Create Internet Gateway</text:p>
        </text:list-item>
        <text:list-item>
          <text:p text:style-name="P6">Provide the Tag Name</text:p>
        </text:list-item>
        <text:list-item>
          <text:p text:style-name="P6">click Create</text:p>
        </text:list-item>
        <text:list-item>
          <text:p text:style-name="P6">Check the Start of Created gateway</text:p>
        </text:list-item>
        <text:list-item>
          <text:p text:style-name="P6">right click on the state and click Attach To VPC</text:p>
        </text:list-item>
        <text:list-item>
          <text:p text:style-name="P6">Select the VPC that you created in previous step.</text:p>
        </text:list-item>
        <text:list-item>
          <text:p text:style-name="P6">Click Attach</text:p>
        </text:list-item>
        <text:list-item>
          <text:p text:style-name="P6">Navigate to Route Tables in Left Panel</text:p>
        </text:list-item>
        <text:list-item>
          <text:p text:style-name="P6">Click Create Rouble Table</text:p>
        </text:list-item>
        <text:list-item>
          <text:p text:style-name="P6">Provide the Tag Name</text:p>
        </text:list-item>
        <text:list-item>
          <text:p text:style-name="P6">Select the VPC that you created in previoud step</text:p>
        </text:list-item>
        <text:list-item>
          <text:p text:style-name="P6">Click Create</text:p>
        </text:list-item>
        <text:list-item>
          <text:p text:style-name="P6">Select the Route that you created.</text:p>
        </text:list-item>
        <text:list-item>
          <text:p text:style-name="P6">Click Routed in Bottem Panel.</text:p>
        </text:list-item>
        <text:list-item>
          <text:p text:style-name="P6">Click Edit Routes -&gt; Add Routes</text:p>
        </text:list-item>
        <text:list-item>
          <text:p text:style-name="P6">Destination -&gt; 0.0.0.0/0</text:p>
        </text:list-item>
        <text:list-item>
          <text:p text:style-name="P6">in Target -&gt; Internet Gateway -&gt; select Gateway that you created</text:p>
        </text:list-item>
        <text:list-item>
          <text:p text:style-name="P6">Save Routes</text:p>
        </text:list-item>
        <text:list-item>
          <text:p text:style-name="P6">Navigate to Subnet Associations</text:p>
        </text:list-item>
        <text:list-item>
          <text:p text:style-name="P6">Select the subnet that you created</text:p>
        </text:list-item>
        <text:list-item>
          <text:p text:style-name="P6">click Save</text:p>
        </text:list-item>
        <text:list-item>
          <text:p text:style-name="P6">in Main Tab by Default the Value will be NO.</text:p>
        </text:list-item>
        <text:list-item>
          <text:p text:style-name="P6">Right Click on NO -&gt; Set Main Route Table -&gt; Ok</text:p>
          <text:p text:style-name="P6"/>
        </text:list-item>
      </text:list>
      <text:p text:style-name="P12"><text:soft-page-break/>Creating Security Group</text:p>
      <text:list xml:id="list1642362181" text:style-name="L5">
        <text:list-item>
          <text:p text:style-name="P7">Navigate to Security Group Under Security in Left Panel.</text:p>
        </text:list-item>
        <text:list-item>
          <text:p text:style-name="P7">Create Secuity Group</text:p>
        </text:list-item>
        <text:list-item>
          <text:p text:style-name="P7">Provide Secuity Group Name and Description</text:p>
        </text:list-item>
        <text:list-item>
          <text:p text:style-name="P7">Select VPC that you created in previous step.</text:p>
        </text:list-item>
        <text:list-item>
          <text:p text:style-name="P8">Select the Secuity Group That You Created and Change Name</text:p>
        </text:list-item>
        <text:list-item>
          <text:p text:style-name="P8">Navigate to Inbounds in Bottom Panel</text:p>
        </text:list-item>
        <text:list-item>
          <text:p text:style-name="P8">Click Edit Rules -&gt; Add Rules</text:p>
        </text:list-item>
        <text:list-item>
          <text:p text:style-name="P8">Click Types HTTP and SSH</text:p>
        </text:list-item>
        <text:list-item>
          <text:p text:style-name="P8">select source as anywhere</text:p>
        </text:list-item>
        <text:list-item>
          <text:p text:style-name="P8">Save Rules.</text:p>
          <text:p text:style-name="P8"/>
        </text:list-item>
      </text:list>
      <text:p text:style-name="P13">Creating Instances</text:p>
      <text:list xml:id="list2530676974" text:style-name="L6">
        <text:list-item>
          <text:p text:style-name="P14"><text:s/>Go to Services -&gt; EC2</text:p>
        </text:list-item>
        <text:list-item>
          <text:p text:style-name="P14">Select Launch Instance</text:p>
        </text:list-item>
        <text:list-item>
          <text:p text:style-name="P15">Choose AMI (i’m choosing Ubuntu 18.04)</text:p>
        </text:list-item>
        <text:list-item>
          <text:p text:style-name="P15">Configure Instance Details</text:p>
        </text:list-item>
        <text:list-item>
          <text:p text:style-name="P15">Select Network and Select VPC that you created previously</text:p>
        </text:list-item>
        <text:list-item>
          <text:p text:style-name="P15">Click Add Storage -&gt; Add Tags -&gt; Provide Tag Name and Value (must be Unique)</text:p>
        </text:list-item>
        <text:list-item>
          <text:p text:style-name="P15">Configure Security Group</text:p>
        </text:list-item>
        <text:list-item>
          <text:p text:style-name="P15">Select an Existing Secuity Group</text:p>
        </text:list-item>
        <text:list-item>
          <text:p text:style-name="P15">Select Security Group ID</text:p>
        </text:list-item>
        <text:list-item>
          <text:p text:style-name="P15">Review and Lauch -&gt; Launch</text:p>
        </text:list-item>
        <text:list-item>
          <text:p text:style-name="P15">Create a New Key Pair for the Instace</text:p>
        </text:list-item>
        <text:list-item>
          <text:p text:style-name="P15">Provide Key Name -&gt; Download Key pair</text:p>
        </text:list-item>
        <text:list-item>
          <text:p text:style-name="P15">Launch Instances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35:34.165369801</meta:creation-date>
    <dc:date>2019-05-02T15:31:00.679450175</dc:date>
    <meta:editing-duration>PT17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477" meta:character-count="2421" meta:non-whitespace-character-count="2086"/>
  </office:meta>
</office:document-meta>
</file>